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Pictures/2000000D000000DD000000DD8CD999B1.svm"/>
  <manifest:file-entry manifest:media-type="" manifest:full-path="Object 1/Pictures/2000000D000000DD000000DDCBF3253A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 2/Pictures/2000000D000000DD000000DD8CD999B1.svm"/>
  <manifest:file-entry manifest:media-type="" manifest:full-path="Object 2/Pictures/2000000D000000DD000000DDCBF3253A.svm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236in"/>
    </style:style>
    <style:style style:name="co2" style:family="table-column">
      <style:table-column-properties fo:break-before="auto" style:column-width="1.1756in"/>
    </style:style>
    <style:style style:name="co3" style:family="table-column">
      <style:table-column-properties fo:break-before="auto" style:column-width="0.261in"/>
    </style:style>
    <style:style style:name="co4" style:family="table-column">
      <style:table-column-properties fo:break-before="auto" style:column-width="0.5626in"/>
    </style:style>
    <style:style style:name="co5" style:family="table-column">
      <style:table-column-properties fo:break-before="auto" style:column-width="0.8425in"/>
    </style:style>
    <style:style style:name="co6" style:family="table-column">
      <style:table-column-properties fo:break-before="auto" style:column-width="0.9173in"/>
    </style:style>
    <style:style style:name="co7" style:family="table-column">
      <style:table-column-properties fo:break-before="auto" style:column-width="0.6917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Original Metho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>
            <text:p>Is Control</text:p>
          </table:table-cell>
          <table:table-cell office:value-type="string">
            <text:p>Metabolite Name</text:p>
          </table:table-cell>
          <table:table-cell office:value-type="string">
            <text:p>ID</text:p>
          </table:table-cell>
          <table:table-cell office:value-type="string">
            <text:p>Peak</text:p>
          </table:table-cell>
          <table:table-cell office:value-type="string">
            <text:p>Spectrum 1</text:p>
          </table:table-cell>
          <table:table-cell office:value-type="string">
            <text:p>Spectrum 2</text:p>
          </table:table-cell>
          <table:table-cell office:value-type="string">
            <text:p>Spectrum 3</text:p>
          </table:table-cell>
          <table:table-cell office:value-type="string">
            <text:p>Spectrum 4</text:p>
          </table:table-cell>
          <table:table-cell office:value-type="string">
            <text:p>Spectrum 5</text:p>
          </table:table-cell>
          <table:table-cell office:value-type="string">
            <text:p>Spectrum 6</text:p>
          </table:table-cell>
          <table:table-cell office:value-type="string">
            <text:p>Spectrum 7</text:p>
          </table:table-cell>
          <table:table-cell office:value-type="string">
            <text:p>Spectrum 8</text:p>
          </table:table-cell>
          <table:table-cell office:value-type="string">
            <text:p>Spectrum 9</text:p>
          </table:table-cell>
          <table:table-cell office:value-type="string">
            <text:p>Spectrum 10</text:p>
          </table:table-cell>
          <table:table-cell office:value-type="string">
            <text:p>Spectrum 11</text:p>
          </table:table-cell>
          <table:table-cell/>
        </table:table-row>
        <table:table-row table:style-name="ro1">
          <table:table-cell office:value-type="string">
            <text:p>Control</text:p>
          </table:table-cell>
          <table:table-cell office:value-type="string">
            <text:p>U6.837</text:p>
          </table:table-cell>
          <table:table-cell office:value-type="float" office:value="13">
            <text:p>13</text:p>
          </table:table-cell>
          <table:table-cell office:value-type="string">
            <text:p>Peak 1</text:p>
          </table:table-cell>
          <table:table-cell office:value-type="float" office:value="0.000164">
            <text:p>0.000164</text:p>
          </table:table-cell>
          <table:table-cell office:value-type="float" office:value="0.000132">
            <text:p>0.000132</text:p>
          </table:table-cell>
          <table:table-cell office:value-type="float" office:value="0.000188">
            <text:p>0.000188</text:p>
          </table:table-cell>
          <table:table-cell office:value-type="float" office:value="0.000107">
            <text:p>0.000107</text:p>
          </table:table-cell>
          <table:table-cell office:value-type="float" office:value="0.000132">
            <text:p>0.000132</text:p>
          </table:table-cell>
          <table:table-cell office:value-type="float" office:value="0.000021">
            <text:p>0.000021</text:p>
          </table:table-cell>
          <table:table-cell office:value-type="float" office:value="0.000158">
            <text:p>0.000158</text:p>
          </table:table-cell>
          <table:table-cell office:value-type="float" office:value="0.000137">
            <text:p>0.000137</text:p>
          </table:table-cell>
          <table:table-cell office:value-type="float" office:value="0.000081">
            <text:p>0.000081</text:p>
          </table:table-cell>
          <table:table-cell office:value-type="float" office:value="0.000198">
            <text:p>0.000198</text:p>
          </table:table-cell>
          <table:table-cell office:value-type="float" office:value="0.000121">
            <text:p>0.000121</text:p>
          </table:table-cell>
          <table:table-cell/>
        </table:table-row>
        <table:table-row table:style-name="ro1">
          <table:table-cell office:value-type="string">
            <text:p>Control</text:p>
          </table:table-cell>
          <table:table-cell office:value-type="string">
            <text:p>U6.824</text:p>
          </table:table-cell>
          <table:table-cell office:value-type="float" office:value="14">
            <text:p>14</text:p>
          </table:table-cell>
          <table:table-cell office:value-type="string">
            <text:p>Peak 1</text:p>
          </table:table-cell>
          <table:table-cell office:value-type="float" office:value="0.000148">
            <text:p>0.000148</text:p>
          </table:table-cell>
          <table:table-cell office:value-type="float" office:value="0.000096">
            <text:p>0.000096</text:p>
          </table:table-cell>
          <table:table-cell office:value-type="float" office:value="0.000087">
            <text:p>0.000087</text:p>
          </table:table-cell>
          <table:table-cell office:value-type="float" office:value="0.000066">
            <text:p>0.000066</text:p>
          </table:table-cell>
          <table:table-cell office:value-type="float" office:value="0.000084">
            <text:p>0.000084</text:p>
          </table:table-cell>
          <table:table-cell office:value-type="float" office:value="0.000031">
            <text:p>0.000031</text:p>
          </table:table-cell>
          <table:table-cell office:value-type="float" office:value="0.000164">
            <text:p>0.000164</text:p>
          </table:table-cell>
          <table:table-cell office:value-type="float" office:value="0.000148">
            <text:p>0.000148</text:p>
          </table:table-cell>
          <table:table-cell office:value-type="float" office:value="0.000106">
            <text:p>0.000106</text:p>
          </table:table-cell>
          <table:table-cell office:value-type="float" office:value="0.000147">
            <text:p>0.000147</text:p>
          </table:table-cell>
          <table:table-cell office:value-type="float" office:value="0.000059">
            <text:p>0.000059</text:p>
          </table:table-cell>
          <table:table-cell/>
        </table:table-row>
        <table:table-row table:style-name="ro1">
          <table:table-cell office:value-type="string">
            <text:p>DS-Fu</text:p>
          </table:table-cell>
          <table:table-cell office:value-type="string">
            <text:p>U6.837</text:p>
          </table:table-cell>
          <table:table-cell office:value-type="float" office:value="13">
            <text:p>13</text:p>
          </table:table-cell>
          <table:table-cell office:value-type="string">
            <text:p>Peak 1</text:p>
          </table:table-cell>
          <table:table-cell office:value-type="float" office:value="0.000422">
            <text:p>0.000422</text:p>
          </table:table-cell>
          <table:table-cell office:value-type="float" office:value="0.000109">
            <text:p>0.000109</text:p>
          </table:table-cell>
          <table:table-cell office:value-type="float" office:value="0.000343">
            <text:p>0.000343</text:p>
          </table:table-cell>
          <table:table-cell office:value-type="float" office:value="0.000174">
            <text:p>0.000174</text:p>
          </table:table-cell>
          <table:table-cell office:value-type="float" office:value="0.000079">
            <text:p>0.000079</text:p>
          </table:table-cell>
          <table:table-cell office:value-type="float" office:value="0.00022">
            <text:p>0.00022</text:p>
          </table:table-cell>
          <table:table-cell office:value-type="float" office:value="0.00029">
            <text:p>0.00029</text:p>
          </table:table-cell>
          <table:table-cell office:value-type="float" office:value="0.000075">
            <text:p>0.000075</text:p>
          </table:table-cell>
          <table:table-cell office:value-type="float" office:value="0.000122">
            <text:p>0.000122</text:p>
          </table:table-cell>
          <table:table-cell office:value-type="float" office:value="0.000161">
            <text:p>0.000161</text:p>
          </table:table-cell>
          <table:table-cell office:value-type="float" office:value="0.000174">
            <text:p>0.000174</text:p>
          </table:table-cell>
          <table:table-cell office:value-type="float" office:value="0.000315">
            <text:p>0.000315</text:p>
          </table:table-cell>
        </table:table-row>
        <table:table-row table:style-name="ro1">
          <table:table-cell office:value-type="string">
            <text:p>DS-Fu</text:p>
          </table:table-cell>
          <table:table-cell office:value-type="string">
            <text:p>U6.824</text:p>
          </table:table-cell>
          <table:table-cell office:value-type="float" office:value="14">
            <text:p>14</text:p>
          </table:table-cell>
          <table:table-cell office:value-type="string">
            <text:p>Peak 1</text:p>
          </table:table-cell>
          <table:table-cell office:value-type="float" office:value="0.00016">
            <text:p>0.00016</text:p>
          </table:table-cell>
          <table:table-cell office:value-type="float" office:value="0.00045">
            <text:p>0.00045</text:p>
          </table:table-cell>
          <table:table-cell office:value-type="float" office:value="0.000194">
            <text:p>0.000194</text:p>
          </table:table-cell>
          <table:table-cell office:value-type="float" office:value="0.000065">
            <text:p>0.000065</text:p>
          </table:table-cell>
          <table:table-cell office:value-type="float" office:value="0.000071">
            <text:p>0.000071</text:p>
          </table:table-cell>
          <table:table-cell office:value-type="float" office:value="0.000129">
            <text:p>0.000129</text:p>
          </table:table-cell>
          <table:table-cell office:value-type="float" office:value="0.000205">
            <text:p>0.000205</text:p>
          </table:table-cell>
          <table:table-cell office:value-type="float" office:value="0.000073">
            <text:p>0.000073</text:p>
          </table:table-cell>
          <table:table-cell office:value-type="float" office:value="0.000072">
            <text:p>0.000072</text:p>
          </table:table-cell>
          <table:table-cell office:value-type="float" office:value="0.000108">
            <text:p>0.000108</text:p>
          </table:table-cell>
          <table:table-cell office:value-type="float" office:value="0.002086">
            <text:p>0.002086</text:p>
          </table:table-cell>
          <table:table-cell office:value-type="float" office:value="0.000123">
            <text:p>0.000123</text:p>
          </table:table-cell>
        </table:table-row>
        <table:table-row table:style-name="ro1">
          <table:table-cell/>
          <table:table-cell>
            <draw:frame table:end-cell-address="'Original Method'.I36" table:end-x="0.0417in" table:end-y="0.1563in" draw:z-index="0" draw:style-name="gr1" svg:width="4.3787in" svg:height="5.4303in" svg:x="1.0114in" svg:y="0.0394in">
              <draw:object draw:notify-on-update-of-ranges="'Original Method'.E2:'Original Method'.O2 'Original Method'.A2:'Original Method'.A2 'Original Method'.E3:'Original Method'.O3 'Original Method'.E4:'Original Method'.P4 'Original Method'.A4:'Original Method'.A4 'Original Method'.E5:'Original Method'.P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4"/>
        </table:table-row>
      </table:table>
      <table:table table:name="Improved Metho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Is Control</text:p>
          </table:table-cell>
          <table:table-cell office:value-type="string">
            <text:p>Metabolite Name</text:p>
          </table:table-cell>
          <table:table-cell office:value-type="string">
            <text:p>ID</text:p>
          </table:table-cell>
          <table:table-cell office:value-type="string">
            <text:p>Peak</text:p>
          </table:table-cell>
          <table:table-cell office:value-type="string">
            <text:p>Spectrum 1</text:p>
          </table:table-cell>
          <table:table-cell office:value-type="string">
            <text:p>Spectrum 2</text:p>
          </table:table-cell>
          <table:table-cell office:value-type="string">
            <text:p>Spectrum 3</text:p>
          </table:table-cell>
          <table:table-cell office:value-type="string">
            <text:p>Spectrum 4</text:p>
          </table:table-cell>
          <table:table-cell office:value-type="string">
            <text:p>Spectrum 5</text:p>
          </table:table-cell>
          <table:table-cell office:value-type="string">
            <text:p>Spectrum 6</text:p>
          </table:table-cell>
          <table:table-cell office:value-type="string">
            <text:p>Spectrum 7</text:p>
          </table:table-cell>
          <table:table-cell office:value-type="string">
            <text:p>Spectrum 8</text:p>
          </table:table-cell>
          <table:table-cell office:value-type="string">
            <text:p>Spectrum 9</text:p>
          </table:table-cell>
          <table:table-cell office:value-type="string">
            <text:p>Spectrum 10</text:p>
          </table:table-cell>
          <table:table-cell office:value-type="string">
            <text:p>Spectrum 11</text:p>
          </table:table-cell>
          <table:table-cell table:number-columns-repeated="2"/>
          <table:table-cell office:value-type="string">
            <text:p>Average</text:p>
          </table:table-cell>
        </table:table-row>
        <table:table-row table:style-name="ro1">
          <table:table-cell office:value-type="string">
            <text:p>Control</text:p>
          </table:table-cell>
          <table:table-cell office:value-type="string">
            <text:p>U6.837</text:p>
          </table:table-cell>
          <table:table-cell office:value-type="float" office:value="13">
            <text:p>13</text:p>
          </table:table-cell>
          <table:table-cell office:value-type="string">
            <text:p>Peak 1</text:p>
          </table:table-cell>
          <table:table-cell office:value-type="float" office:value="0.000164">
            <text:p>0.000164</text:p>
          </table:table-cell>
          <table:table-cell office:value-type="float" office:value="0.000132">
            <text:p>0.000132</text:p>
          </table:table-cell>
          <table:table-cell office:value-type="float" office:value="0.000188">
            <text:p>0.000188</text:p>
          </table:table-cell>
          <table:table-cell office:value-type="float" office:value="0.000107">
            <text:p>0.000107</text:p>
          </table:table-cell>
          <table:table-cell office:value-type="float" office:value="0.000132">
            <text:p>0.000132</text:p>
          </table:table-cell>
          <table:table-cell office:value-type="float" office:value="0.000021">
            <text:p>0.000021</text:p>
          </table:table-cell>
          <table:table-cell office:value-type="float" office:value="0.000117">
            <text:p>0.000117</text:p>
          </table:table-cell>
          <table:table-cell office:value-type="float" office:value="0.000137">
            <text:p>0.000137</text:p>
          </table:table-cell>
          <table:table-cell office:value-type="float" office:value="0.000081">
            <text:p>0.000081</text:p>
          </table:table-cell>
          <table:table-cell office:value-type="float" office:value="0.000198">
            <text:p>0.000198</text:p>
          </table:table-cell>
          <table:table-cell office:value-type="float" office:value="0.000121">
            <text:p>0.000121</text:p>
          </table:table-cell>
          <table:table-cell table:number-columns-repeated="2"/>
          <table:table-cell table:formula="of:=AVERAGE([.E2:.O2])" office:value-type="float" office:value="0.000127090909090909">
            <text:p>0.0001270909</text:p>
          </table:table-cell>
        </table:table-row>
        <table:table-row table:style-name="ro1">
          <table:table-cell office:value-type="string">
            <text:p>Control</text:p>
          </table:table-cell>
          <table:table-cell office:value-type="string">
            <text:p>U6.824</text:p>
          </table:table-cell>
          <table:table-cell office:value-type="float" office:value="14">
            <text:p>14</text:p>
          </table:table-cell>
          <table:table-cell office:value-type="string">
            <text:p>Peak 1</text:p>
          </table:table-cell>
          <table:table-cell office:value-type="float" office:value="0.000148">
            <text:p>0.000148</text:p>
          </table:table-cell>
          <table:table-cell office:value-type="float" office:value="0.000096">
            <text:p>0.000096</text:p>
          </table:table-cell>
          <table:table-cell office:value-type="float" office:value="0.00008">
            <text:p>0.00008</text:p>
          </table:table-cell>
          <table:table-cell office:value-type="float" office:value="0.000112">
            <text:p>0.000112</text:p>
          </table:table-cell>
          <table:table-cell office:value-type="float" office:value="0.000081">
            <text:p>0.000081</text:p>
          </table:table-cell>
          <table:table-cell office:value-type="float" office:value="0.000031">
            <text:p>0.000031</text:p>
          </table:table-cell>
          <table:table-cell office:value-type="float" office:value="0.000164">
            <text:p>0.000164</text:p>
          </table:table-cell>
          <table:table-cell office:value-type="float" office:value="0.000148">
            <text:p>0.000148</text:p>
          </table:table-cell>
          <table:table-cell office:value-type="float" office:value="0.000106">
            <text:p>0.000106</text:p>
          </table:table-cell>
          <table:table-cell office:value-type="float" office:value="0.000147">
            <text:p>0.000147</text:p>
          </table:table-cell>
          <table:table-cell office:value-type="float" office:value="0.000059">
            <text:p>0.000059</text:p>
          </table:table-cell>
          <table:table-cell table:number-columns-repeated="2"/>
          <table:table-cell table:formula="of:=AVERAGE([.E3:.O3])" office:value-type="float" office:value="0.000106545454545455">
            <text:p>0.0001065455</text:p>
          </table:table-cell>
        </table:table-row>
        <table:table-row table:style-name="ro1">
          <table:table-cell office:value-type="string">
            <text:p>DS-Fu</text:p>
          </table:table-cell>
          <table:table-cell office:value-type="string">
            <text:p>U6.837</text:p>
          </table:table-cell>
          <table:table-cell office:value-type="float" office:value="13">
            <text:p>13</text:p>
          </table:table-cell>
          <table:table-cell office:value-type="string">
            <text:p>Peak 1</text:p>
          </table:table-cell>
          <table:table-cell office:value-type="float" office:value="0.000422">
            <text:p>0.000422</text:p>
          </table:table-cell>
          <table:table-cell office:value-type="float" office:value="0.000109">
            <text:p>0.000109</text:p>
          </table:table-cell>
          <table:table-cell office:value-type="float" office:value="0.000343">
            <text:p>0.000343</text:p>
          </table:table-cell>
          <table:table-cell office:value-type="float" office:value="0.000174">
            <text:p>0.000174</text:p>
          </table:table-cell>
          <table:table-cell office:value-type="float" office:value="0.000079">
            <text:p>0.000079</text:p>
          </table:table-cell>
          <table:table-cell office:value-type="float" office:value="0.00022">
            <text:p>0.00022</text:p>
          </table:table-cell>
          <table:table-cell office:value-type="float" office:value="0.00029">
            <text:p>0.00029</text:p>
          </table:table-cell>
          <table:table-cell office:value-type="float" office:value="0.000075">
            <text:p>0.000075</text:p>
          </table:table-cell>
          <table:table-cell office:value-type="float" office:value="0.000122">
            <text:p>0.000122</text:p>
          </table:table-cell>
          <table:table-cell office:value-type="float" office:value="0.000161">
            <text:p>0.000161</text:p>
          </table:table-cell>
          <table:table-cell office:value-type="float" office:value="0.000174">
            <text:p>0.000174</text:p>
          </table:table-cell>
          <table:table-cell office:value-type="float" office:value="0.000315">
            <text:p>0.000315</text:p>
          </table:table-cell>
          <table:table-cell/>
          <table:table-cell table:formula="of:=AVERAGE([.E4:.P4])" office:value-type="float" office:value="0.000207">
            <text:p>0.000207</text:p>
          </table:table-cell>
        </table:table-row>
        <table:table-row table:style-name="ro1">
          <table:table-cell office:value-type="string">
            <text:p>DS-Fu</text:p>
          </table:table-cell>
          <table:table-cell office:value-type="string">
            <text:p>U6.824</text:p>
          </table:table-cell>
          <table:table-cell office:value-type="float" office:value="14">
            <text:p>14</text:p>
          </table:table-cell>
          <table:table-cell office:value-type="string">
            <text:p>Peak 1</text:p>
          </table:table-cell>
          <table:table-cell office:value-type="float" office:value="0.00016">
            <text:p>0.00016</text:p>
          </table:table-cell>
          <table:table-cell office:value-type="float" office:value="0.00009">
            <text:p>0.00009</text:p>
          </table:table-cell>
          <table:table-cell office:value-type="float" office:value="0.000194">
            <text:p>0.000194</text:p>
          </table:table-cell>
          <table:table-cell office:value-type="float" office:value="0.000077">
            <text:p>0.000077</text:p>
          </table:table-cell>
          <table:table-cell office:value-type="float" office:value="0.000071">
            <text:p>0.000071</text:p>
          </table:table-cell>
          <table:table-cell office:value-type="float" office:value="0.000104">
            <text:p>0.000104</text:p>
          </table:table-cell>
          <table:table-cell office:value-type="float" office:value="0.000205">
            <text:p>0.000205</text:p>
          </table:table-cell>
          <table:table-cell office:value-type="float" office:value="0.000049">
            <text:p>0.000049</text:p>
          </table:table-cell>
          <table:table-cell office:value-type="float" office:value="0.000058">
            <text:p>0.000058</text:p>
          </table:table-cell>
          <table:table-cell office:value-type="float" office:value="0.000108">
            <text:p>0.000108</text:p>
          </table:table-cell>
          <table:table-cell office:value-type="float" office:value="0.000167">
            <text:p>0.000167</text:p>
          </table:table-cell>
          <table:table-cell office:value-type="float" office:value="0.000129">
            <text:p>0.000129</text:p>
          </table:table-cell>
          <table:table-cell/>
          <table:table-cell table:formula="of:=AVERAGE([.E5:.P5])" office:value-type="float" office:value="0.000117666666666667">
            <text:p>0.0001176667</text:p>
          </table:table-cell>
        </table:table-row>
        <table:table-row table:style-name="ro1">
          <table:table-cell/>
          <table:table-cell>
            <draw:frame table:end-cell-address="'Improved Method'.I36" table:end-x="0.0417in" table:end-y="0.1563in" draw:z-index="0" draw:style-name="gr1" svg:width="4.3787in" svg:height="5.4303in" svg:x="1.0114in" svg:y="0.0394in">
              <draw:object draw:notify-on-update-of-ranges="'Improved Method'.E2:'Improved Method'.O2 'Improved Method'.A2:'Improved Method'.A2 'Improved Method'.E3:'Improved Method'.O3 'Improved Method'.E4:'Improved Method'.P4 'Improved Method'.A4:'Improved Method'.A4 'Improved Method'.E5:'Improved Method'.P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7">08/17/2011</text:date>, <text:time>13:2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1-08-17T13:21:10</dc:date>
    <dc:creator>Eric Moyer</dc:creator>
    <meta:editing-duration>PT01H50M18S</meta:editing-duration>
    <meta:editing-cycles>6</meta:editing-cycles>
    <meta:document-statistic meta:table-count="2" meta:cell-count="15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0.0000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>
        <chart:symbol-image xlink:href="Pictures/2000000D000000DD000000DDCBF3253A.svm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15cm" chart:symbol-height="0.15cm">
        <chart:symbol-image xlink:href="Pictures/2000000D000000DD000000DD8CD999B1.svm" xlink:type="simple" xlink:actuate="onLoad"/>
      </style:chart-properties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123cm" svg:height="13.794cm" xlink:href=".." chart:class="chart:scatter" chart:style-name="ch1">
        <chart:title svg:x="4.132cm" svg:y="0.276cm" chart:style-name="ch2">
          <text:p>VeVe vs DsFu</text:p>
        </chart:title>
        <chart:legend chart:legend-position="end" svg:x="9.325cm" svg:y="6.428cm" chart:style-name="ch3"/>
        <chart:plot-area chart:style-name="ch4" table:cell-range-address="'Original Method'.E2:'Original Method'.O3 'Original Method'.A2:'Original Method'.A2 'Original Method'.A4:'Original Method'.A4 'Original Method'.E5:'Original Method'.P5" chart:data-source-has-labels="column" svg:x="0.243cm" svg:y="1.054cm" svg:width="8.861cm" svg:height="12.116cm">
          <chart:axis chart:dimension="x" chart:name="primary-x" chart:style-name="ch5">
            <chart:title svg:x="3.279cm" svg:y="12.873cm" chart:style-name="ch6">
              <text:p>U6.837 Integrated Area</text:p>
            </chart:title>
          </chart:axis>
          <chart:axis chart:dimension="y" chart:name="primary-y" chart:style-name="ch7">
            <chart:title svg:x="0.223cm" svg:y="8.506cm" chart:style-name="ch8">
              <text:p>U6.824 Integrated Area</text:p>
            </chart:title>
            <chart:grid chart:style-name="ch9" chart:class="major"/>
          </chart:axis>
          <chart:series chart:style-name="ch10" chart:values-cell-range-address="'Original Method'.E3:'Original Method'.O3" chart:label-cell-address="'Original Method'.A2:'Original Method'.A2" chart:class="chart:scatter">
            <chart:domain table:cell-range-address="'Original Method'.E2:'Original Method'.O2"/>
            <chart:data-point chart:repeated="11"/>
          </chart:series>
          <chart:series chart:style-name="ch11" chart:values-cell-range-address="'Original Method'.E5:'Original Method'.P5" chart:label-cell-address="'Original Method'.A4:'Original Method'.A4" chart:class="chart:scatter">
            <chart:domain table:cell-range-address="'Original Method'.E4:'Original Method'.P4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 text:id="">Row 2</text:p>
              </table:table-cell>
              <table:table-cell office:value-type="float" office:value="0.000164">
                <text:p text:id="'Original Method'.E2:'Original Method'.O2">0.000164</text:p>
              </table:table-cell>
              <table:table-cell office:value-type="float" office:value="0.000132">
                <text:p>0.000132</text:p>
              </table:table-cell>
              <table:table-cell office:value-type="float" office:value="0.000188">
                <text:p>0.000188</text:p>
              </table:table-cell>
              <table:table-cell office:value-type="float" office:value="0.000107">
                <text:p>0.000107</text:p>
              </table:table-cell>
              <table:table-cell office:value-type="float" office:value="0.000132">
                <text:p>0.000132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158">
                <text:p>0.000158</text:p>
              </table:table-cell>
              <table:table-cell office:value-type="float" office:value="0.000137">
                <text:p>0.000137</text:p>
              </table:table-cell>
              <table:table-cell office:value-type="float" office:value="0.000081">
                <text:p>0.000081</text:p>
              </table:table-cell>
              <table:table-cell office:value-type="float" office:value="0.000198">
                <text:p>0.000198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 text:id="'Original Method'.A2:'Original Method'.A2">Control</text:p>
              </table:table-cell>
              <table:table-cell office:value-type="float" office:value="0.000148">
                <text:p text:id="'Original Method'.E3:'Original Method'.O3">0.000148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087">
                <text:p>0.000087</text:p>
              </table:table-cell>
              <table:table-cell office:value-type="float" office:value="0.000066">
                <text:p>0.000066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164">
                <text:p>0.000164</text:p>
              </table:table-cell>
              <table:table-cell office:value-type="float" office:value="0.000148">
                <text:p>0.000148</text:p>
              </table:table-cell>
              <table:table-cell office:value-type="float" office:value="0.000106">
                <text:p>0.000106</text:p>
              </table:table-cell>
              <table:table-cell office:value-type="float" office:value="0.000147">
                <text:p>0.000147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 text:id="">Row 4</text:p>
              </table:table-cell>
              <table:table-cell office:value-type="float" office:value="0.000422">
                <text:p text:id="'Original Method'.E4:'Original Method'.P4">0.000422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343">
                <text:p>0.000343</text:p>
              </table:table-cell>
              <table:table-cell office:value-type="float" office:value="0.000174">
                <text:p>0.000174</text:p>
              </table:table-cell>
              <table:table-cell office:value-type="float" office:value="0.000079">
                <text:p>0.000079</text:p>
              </table:table-cell>
              <table:table-cell office:value-type="float" office:value="0.00022">
                <text:p>0.00022</text:p>
              </table:table-cell>
              <table:table-cell office:value-type="float" office:value="0.00029">
                <text:p>0.00029</text:p>
              </table:table-cell>
              <table:table-cell office:value-type="float" office:value="0.000075">
                <text:p>0.000075</text:p>
              </table:table-cell>
              <table:table-cell office:value-type="float" office:value="0.000122">
                <text:p>0.000122</text:p>
              </table:table-cell>
              <table:table-cell office:value-type="float" office:value="0.000161">
                <text:p>0.000161</text:p>
              </table:table-cell>
              <table:table-cell office:value-type="float" office:value="0.000174">
                <text:p>0.000174</text:p>
              </table:table-cell>
              <table:table-cell office:value-type="float" office:value="0.000315">
                <text:p>0.000315</text:p>
              </table:table-cell>
            </table:table-row>
            <table:table-row>
              <table:table-cell office:value-type="string">
                <text:p text:id="'Original Method'.A4:'Original Method'.A4">DS-Fu</text:p>
              </table:table-cell>
              <table:table-cell office:value-type="float" office:value="0.00016">
                <text:p text:id="'Original Method'.E5:'Original Method'.P5">0.00016</text:p>
              </table:table-cell>
              <table:table-cell office:value-type="float" office:value="0.00045">
                <text:p>0.00045</text:p>
              </table:table-cell>
              <table:table-cell office:value-type="float" office:value="0.000194">
                <text:p>0.000194</text:p>
              </table:table-cell>
              <table:table-cell office:value-type="float" office:value="0.000065">
                <text:p>0.000065</text:p>
              </table:table-cell>
              <table:table-cell office:value-type="float" office:value="0.000071">
                <text:p>0.000071</text:p>
              </table:table-cell>
              <table:table-cell office:value-type="float" office:value="0.000129">
                <text:p>0.000129</text:p>
              </table:table-cell>
              <table:table-cell office:value-type="float" office:value="0.000205">
                <text:p>0.000205</text:p>
              </table:table-cell>
              <table:table-cell office:value-type="float" office:value="0.000073">
                <text:p>0.000073</text:p>
              </table:table-cell>
              <table:table-cell office:value-type="float" office:value="0.000072">
                <text:p>0.000072</text:p>
              </table:table-cell>
              <table:table-cell office:value-type="float" office:value="0.000108">
                <text:p>0.000108</text:p>
              </table:table-cell>
              <table:table-cell office:value-type="float" office:value="0.002086">
                <text:p>0.002086</text:p>
              </table:table-cell>
              <table:table-cell office:value-type="float" office:value="0.000123">
                <text:p>0.0001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0.0000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cm" chart:symbol-height="0.1cm">
        <chart:symbol-image xlink:href="Pictures/2000000D000000DD000000DDCBF3253A.svm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15cm" chart:symbol-height="0.15cm">
        <chart:symbol-image xlink:href="Pictures/2000000D000000DD000000DD8CD999B1.svm" xlink:type="simple" xlink:actuate="onLoad"/>
      </style:chart-properties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123cm" svg:height="13.794cm" xlink:href=".." chart:class="chart:scatter" chart:style-name="ch1">
        <chart:title svg:x="4.132cm" svg:y="0.276cm" chart:style-name="ch2">
          <text:p>VeVe vs DsFu</text:p>
        </chart:title>
        <chart:subtitle svg:x="4.039cm" svg:y="1.054cm" chart:style-name="ch3">
          <text:p>Improved Method</text:p>
        </chart:subtitle>
        <chart:legend chart:legend-position="end" svg:x="9.325cm" svg:y="6.428cm" chart:style-name="ch4"/>
        <chart:plot-area chart:style-name="ch5" table:cell-range-address="'Improved Method'.E2:'Improved Method'.O3 'Improved Method'.A2:'Improved Method'.A2 'Improved Method'.A4:'Improved Method'.A4 'Improved Method'.E5:'Improved Method'.P5" chart:data-source-has-labels="column" svg:x="0.243cm" svg:y="1.78cm" svg:width="8.861cm" svg:height="11.39cm">
          <chart:axis chart:dimension="x" chart:name="primary-x" chart:style-name="ch6">
            <chart:title svg:x="3.279cm" svg:y="12.873cm" chart:style-name="ch7">
              <text:p>U6.837 Integrated Area</text:p>
            </chart:title>
          </chart:axis>
          <chart:axis chart:dimension="y" chart:name="primary-y" chart:style-name="ch8">
            <chart:title svg:x="0.223cm" svg:y="8.869cm" chart:style-name="ch9">
              <text:p>U6.824 Integrated Area</text:p>
            </chart:title>
            <chart:grid chart:style-name="ch10" chart:class="major"/>
          </chart:axis>
          <chart:series chart:style-name="ch11" chart:values-cell-range-address="'Improved Method'.E3:'Improved Method'.O3" chart:label-cell-address="'Improved Method'.A2:'Improved Method'.A2" chart:class="chart:scatter">
            <chart:domain table:cell-range-address="'Improved Method'.E2:'Improved Method'.O2"/>
            <chart:data-point chart:repeated="11"/>
          </chart:series>
          <chart:series chart:style-name="ch12" chart:values-cell-range-address="'Improved Method'.E5:'Improved Method'.P5" chart:label-cell-address="'Improved Method'.A4:'Improved Method'.A4" chart:class="chart:scatter">
            <chart:domain table:cell-range-address="'Improved Method'.E4:'Improved Method'.P4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 text:id="">Row 2</text:p>
              </table:table-cell>
              <table:table-cell office:value-type="float" office:value="0.000164">
                <text:p text:id="'Improved Method'.E2:'Improved Method'.O2">0.000164</text:p>
              </table:table-cell>
              <table:table-cell office:value-type="float" office:value="0.000132">
                <text:p>0.000132</text:p>
              </table:table-cell>
              <table:table-cell office:value-type="float" office:value="0.000188">
                <text:p>0.000188</text:p>
              </table:table-cell>
              <table:table-cell office:value-type="float" office:value="0.000107">
                <text:p>0.000107</text:p>
              </table:table-cell>
              <table:table-cell office:value-type="float" office:value="0.000132">
                <text:p>0.000132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117">
                <text:p>0.000117</text:p>
              </table:table-cell>
              <table:table-cell office:value-type="float" office:value="0.000137">
                <text:p>0.000137</text:p>
              </table:table-cell>
              <table:table-cell office:value-type="float" office:value="0.000081">
                <text:p>0.000081</text:p>
              </table:table-cell>
              <table:table-cell office:value-type="float" office:value="0.000198">
                <text:p>0.000198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 text:id="'Improved Method'.A2:'Improved Method'.A2">Control</text:p>
              </table:table-cell>
              <table:table-cell office:value-type="float" office:value="0.000148">
                <text:p text:id="'Improved Method'.E3:'Improved Method'.O3">0.000148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08">
                <text:p>0.00008</text:p>
              </table:table-cell>
              <table:table-cell office:value-type="float" office:value="0.000112">
                <text:p>0.000112</text:p>
              </table:table-cell>
              <table:table-cell office:value-type="float" office:value="0.000081">
                <text:p>0.000081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164">
                <text:p>0.000164</text:p>
              </table:table-cell>
              <table:table-cell office:value-type="float" office:value="0.000148">
                <text:p>0.000148</text:p>
              </table:table-cell>
              <table:table-cell office:value-type="float" office:value="0.000106">
                <text:p>0.000106</text:p>
              </table:table-cell>
              <table:table-cell office:value-type="float" office:value="0.000147">
                <text:p>0.000147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 text:id="">Row 4</text:p>
              </table:table-cell>
              <table:table-cell office:value-type="float" office:value="0.000422">
                <text:p text:id="'Improved Method'.E4:'Improved Method'.P4">0.000422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343">
                <text:p>0.000343</text:p>
              </table:table-cell>
              <table:table-cell office:value-type="float" office:value="0.000174">
                <text:p>0.000174</text:p>
              </table:table-cell>
              <table:table-cell office:value-type="float" office:value="0.000079">
                <text:p>0.000079</text:p>
              </table:table-cell>
              <table:table-cell office:value-type="float" office:value="0.00022">
                <text:p>0.00022</text:p>
              </table:table-cell>
              <table:table-cell office:value-type="float" office:value="0.00029">
                <text:p>0.00029</text:p>
              </table:table-cell>
              <table:table-cell office:value-type="float" office:value="0.000075">
                <text:p>0.000075</text:p>
              </table:table-cell>
              <table:table-cell office:value-type="float" office:value="0.000122">
                <text:p>0.000122</text:p>
              </table:table-cell>
              <table:table-cell office:value-type="float" office:value="0.000161">
                <text:p>0.000161</text:p>
              </table:table-cell>
              <table:table-cell office:value-type="float" office:value="0.000174">
                <text:p>0.000174</text:p>
              </table:table-cell>
              <table:table-cell office:value-type="float" office:value="0.000315">
                <text:p>0.000315</text:p>
              </table:table-cell>
            </table:table-row>
            <table:table-row>
              <table:table-cell office:value-type="string">
                <text:p text:id="'Improved Method'.A4:'Improved Method'.A4">DS-Fu</text:p>
              </table:table-cell>
              <table:table-cell office:value-type="float" office:value="0.00016">
                <text:p text:id="'Improved Method'.E5:'Improved Method'.P5">0.00016</text:p>
              </table:table-cell>
              <table:table-cell office:value-type="float" office:value="0.00009">
                <text:p>0.00009</text:p>
              </table:table-cell>
              <table:table-cell office:value-type="float" office:value="0.000194">
                <text:p>0.000194</text:p>
              </table:table-cell>
              <table:table-cell office:value-type="float" office:value="0.000077">
                <text:p>0.000077</text:p>
              </table:table-cell>
              <table:table-cell office:value-type="float" office:value="0.000071">
                <text:p>0.000071</text:p>
              </table:table-cell>
              <table:table-cell office:value-type="float" office:value="0.000104">
                <text:p>0.000104</text:p>
              </table:table-cell>
              <table:table-cell office:value-type="float" office:value="0.000205">
                <text:p>0.000205</text:p>
              </table:table-cell>
              <table:table-cell office:value-type="float" office:value="0.000049">
                <text:p>0.000049</text:p>
              </table:table-cell>
              <table:table-cell office:value-type="float" office:value="0.000058">
                <text:p>0.000058</text:p>
              </table:table-cell>
              <table:table-cell office:value-type="float" office:value="0.000108">
                <text:p>0.000108</text:p>
              </table:table-cell>
              <table:table-cell office:value-type="float" office:value="0.000167">
                <text:p>0.000167</text:p>
              </table:table-cell>
              <table:table-cell office:value-type="float" office:value="0.000129">
                <text:p>0.0001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